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4d1d3" officeooo:paragraph-rsid="0014d1d3"/>
    </style:style>
    <style:style style:name="P2" style:family="paragraph" style:parent-style-name="Text_20_body">
      <style:text-properties style:font-name="Arial"/>
    </style:style>
    <style:style style:name="P3" style:family="paragraph" style:parent-style-name="Heading_20_2">
      <style:text-properties officeooo:paragraph-rsid="00176bef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font-name="Arial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3. Técnicas de programación en sistemas robotizados</text:span></text:h>
      <text:h text:style-name="Heading_20_2" text:outline-level="2"><text:span text:style-name="Strong_20_Emphasis">Diferencia entre la programación con Teach Pendant y la programación estructurada</text:span></text:h>
      <text:p text:style-name="Text_20_body"><text:span text:style-name="Strong_20_Emphasis"/></text:p>
      <text:p text:style-name="P2">Los programas de programación de la enseñanza de la enseñanza es usar un dispositivo manual, similar al control remoto, lo que permite al robot moverse recto y registrarse. Esta es una tecnología de visión bastante experimentada que es perfecta para aquellos que comienzan a usar robots. No necesita conocimiento avanzado de programación, lo que lo hace muy accesible. Sin embargo, se limita principalmente a tareas repetidas y simples, ya que no permite la creación de programas muy complejos, ya que es soldadura o manipulada.</text:p>
      <text:p text:style-name="P2">En cambio, los programas estructurales se basan en lenguajes de programación (como ABB Rapid e incluso Python o C ++. Esta tecnología permite el uso de la función, bucles, condiciones y otros medios lógicos. Aunque necesita un conocimiento técnico más avanzado, es más flexible y poderoso. Es el ideal para sistemas complejos que requiere comunicación entre decidir, conciencia, visión o equipo artificial.</text:p>
      <text:h text:style-name="Heading_20_4" text:outline-level="4"><text:span text:style-name="Strong_20_Emphasis"/></text:h>
      <text:h text:style-name="P3" text:outline-level="2"><text:span text:style-name="Strong_20_Emphasis">Software de simulación de robots: Webots <text:s/></text:span></text:h>
      <text:p text:style-name="Text_20_body"><text:span text:style-name="Strong_20_Emphasis"/></text:p>
      <text:p text:style-name="Text_20_body"><text:span text:style-name="Strong_20_Emphasis"><text:span text:style-name="T3">Webots es un simulador de código abierto diseñado específicamente para la simulación de robots móviles y manipuladores en 3D. Es desarrollado por Cyberbotics y se utiliza tanto en educación como en investigación y desarrollo profesional. </text:span></text:span></text:p>
      <text:h text:style-name="Heading_20_3" text:outline-level="3"><text:span text:style-name="Strong_20_Emphasis"><text:span text:style-name="T1">Ventajas de Webots</text:span></text:span></text:h>
      <text:list xml:id="list310551365" text:style-name="L1">
        <text:list-item>
          <text:p text:style-name="P5"><text:span text:style-name="Strong_20_Emphasis"><text:span text:style-name="T1">Fácil de usar y aprender</text:span></text:span></text:p>
          <text:list>
            <text:list-item>
              <text:p text:style-name="P7">Tiene una interfaz gráfica intuitiva y amigable, ideal para estudiantes y desarrolladores que quieren empezar con la simulación de robots sin una curva de aprendizaje muy pronunciada. </text:p>
            </text:list-item>
          </text:list>
        </text:list-item>
        <text:list-item>
          <text:p text:style-name="P5"><text:span text:style-name="Strong_20_Emphasis"><text:span text:style-name="T1">Amplia librería de robots y sensores predefinidos</text:span></text:span></text:p>
          <text:list>
            <text:list-item>
              <text:p text:style-name="P7">Incluye modelos de robots populares como NAO, Pioneer, e-puck, TurtleBot, drones, y muchos más. </text:p>
            </text:list-item>
            <text:list-item>
              <text:p text:style-name="P7">También ofrece sensores como cámaras, GPS, LiDAR, brújulas, acelerómetros, etc., listos para usar. </text:p>
            </text:list-item>
          </text:list>
        </text:list-item>
        <text:list-item>
          <text:p text:style-name="P5"><text:span text:style-name="Strong_20_Emphasis"><text:span text:style-name="T1">Simulación en tiempo real o acelerada</text:span></text:span></text:p>
          <text:list>
            <text:list-item>
              <text:p text:style-name="P7"><text:soft-page-break/>Puedes ejecutar simulaciones en tiempo real o acelerarlas para hacer pruebas más rápidamente. </text:p>
            </text:list-item>
          </text:list>
        </text:list-item>
        <text:list-item>
          <text:p text:style-name="P5"><text:span text:style-name="Strong_20_Emphasis"><text:span text:style-name="T1">Compatible con ROS y otros lenguajes</text:span></text:span></text:p>
          <text:list>
            <text:list-item>
              <text:p text:style-name="P7">Webots puede integrarse con ROS, y permite programar en múltiples lenguajes como Python, C++, Java y MATLAB, lo que lo hace muy flexible. </text:p>
            </text:list-item>
          </text:list>
        </text:list-item>
        <text:list-item>
          <text:p text:style-name="P5"><text:span text:style-name="Strong_20_Emphasis"><text:span text:style-name="T1">Exportación a hardware real</text:span></text:span></text:p>
          <text:list>
            <text:list-item>
              <text:p text:style-name="P7">En algunos casos, los controladores desarrollados en Webots pueden transferirse a robots reales, lo que facilita la transición del entorno simulado al físico. </text:p>
            </text:list-item>
          </text:list>
        </text:list-item>
        <text:list-item>
          <text:p text:style-name="P5"><text:span text:style-name="Strong_20_Emphasis"><text:span text:style-name="T1">Gráficos y físicas realistas</text:span></text:span></text:p>
          <text:list>
            <text:list-item>
              <text:p text:style-name="P7">Utiliza OpenGL y motores físicos avanzados para simular movimiento, colisiones, fricción y más de forma realista. </text:p>
            </text:list-item>
          </text:list>
        </text:list-item>
        <text:list-item>
          <text:p text:style-name="P5"><text:span text:style-name="Strong_20_Emphasis"><text:span text:style-name="T1">Multiplataforma y de código abierto</text:span></text:span></text:p>
          <text:list>
            <text:list-item>
              <text:p text:style-name="P6">Funciona en Windows, macOS y Linux, y al ser open source, puedes modificar y adaptar el código a tus necesidades.</text:p>
            </text:list-item>
          </text:list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4d1d3" officeooo:paragraph-rsid="0014d1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1T19:09:33.855000000</meta:creation-date>
    <dc:date>2025-03-21T19:54:55.538000000</dc:date>
    <meta:editing-duration>PT2M42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4" meta:word-count="417" meta:character-count="2656" meta:non-whitespace-character-count="2266"/>
  </office:meta>
</office:document-meta>
</file>